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9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0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2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4" style:family="graphic" style:parent-style-name="objectwithoutfill">
      <style:graphic-properties svg:stroke-color="#000000" draw:marker-start="Arrow" draw:marker-start-width="0.305cm"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08cm" svg:height="2.54cm" svg:x="1cm" svg:y="15.7cm">
          <text:p text:style-name="P1"><text:span text:style-name="T1">Host </text:span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4.064cm" svg:x="7.35cm" svg:y="17.836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7.35cm" svg:y="8.62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8.62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4.8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cm" svg:y="19.415cm">
          <text:p text:style-name="P1"><text:span text:style-name="T1">Docker container:</text:span></text:p>
          <text:p text:style-name="P1"><text:span text:style-name="T1">senzing/rest-api-server-jav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0.991cm" svg:y="12.3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489cm" svg:height="1.816cm" svg:x="4.021cm" svg:y="16.058cm">
          <text:p text:style-name="P5"><text:span text:style-name="T2">sqlit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6.113cm">
          <text:p text:style-name="P5"><text:span text:style-name="T2">mock-data-generto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232cm" svg:y="13.4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8cm" svg:y1="2.778cm" svg:x2="5.356cm" svg:y2="6.081cm">
          <text:p/>
        </draw:line>
        <draw:line draw:style-name="gr7" draw:text-style-name="P8" draw:layer="layout" svg:x1="5.321cm" svg:y1="6.942cm" svg:x2="5.318cm" svg:y2="9.89cm">
          <text:p/>
        </draw:line>
        <draw:custom-shape draw:style-name="gr8" draw:text-style-name="P9" draw:layer="layout" svg:width="4.445cm" svg:height="0.762cm" svg:x="1.362cm" svg:y="9.913cm">
          <text:p text:style-name="P5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9" draw:text-style-name="P8" draw:layer="layout" svg:x1="5.709cm" svg:y1="10.398cm" svg:x2="7.604cm" svg:y2="10.398cm">
          <text:p/>
        </draw:line>
        <draw:custom-shape draw:style-name="gr8" draw:text-style-name="P9" draw:layer="layout" svg:width="4.445cm" svg:height="0.762cm" svg:x="7.662cm" svg:y="9.913cm">
          <text:p text:style-name="P5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319cm" svg:y1="10.642cm" svg:x2="5.318cm" svg:y2="13.319cm">
          <text:p/>
        </draw:line>
        <draw:line draw:style-name="gr7" draw:text-style-name="P8" draw:layer="layout" svg:x1="4.818cm" svg:y1="14.483cm" svg:x2="4.818cm" svg:y2="16.113cm">
          <text:p/>
        </draw:line>
        <draw:custom-shape draw:style-name="gr10" draw:text-style-name="P7" draw:layer="layout" svg:width="3.81cm" svg:height="0.762cm" svg:x="7.904cm" svg:y="19.7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draw:layer="layout" svg:width="3.81cm" svg:height="0.762cm" svg:x="7.904cm" svg:y="20.73cm">
          <text:p text:style-name="P5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3.81cm" svg:height="0.762cm" svg:x="7.904cm" svg:y="18.7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4.445cm" svg:height="0.762cm" svg:x="1.2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1.09cm" svg:x="1.232cm" svg:y="20.513cm">
          <text:p text:style-name="P5"><text:span text:style-name="T2">rest-server-api-java</text:span></text:p>
          <draw:enhanced-geometry svg:viewBox="0 0 21600 21600" draw:type="rectangle" draw:enhanced-path="M 0 0 L 21600 0 21600 21600 0 21600 0 0 Z N"/>
        </draw:custom-shape>
        <draw:line draw:style-name="gr14" draw:text-style-name="P8" draw:layer="layout" svg:x1="4.818cm" svg:y1="17.883cm" svg:x2="4.81cm" svg:y2="20.55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1-23T09:43:37.004505778</dc:date>
    <meta:editing-duration>PT46M56S</meta:editing-duration>
    <meta:editing-cycles>16</meta:editing-cycles>
    <meta:generator>LibreOffice/6.0.7.3$Linux_X86_64 LibreOffice_project/00m0$Build-3</meta:generator>
    <meta:document-statistic meta:object-count="24"/>
  </office:meta>
</office:document-meta>
</file>